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17.5pt" style:font-size-complex="20pt"/>
    </style:style>
    <style:style style:name="P2" style:family="paragraph" style:parent-style-name="Standard">
      <style:text-properties fo:font-size="12pt" style:font-size-asian="10.5pt" style:font-size-complex="12pt"/>
    </style:style>
    <style:style style:name="T1" style:family="text">
      <style:text-properties officeooo:rsid="000fed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UI</text:span></text:p>
      <text:p text:style-name="P2"/>
      <text:p text:style-name="P2">import org.jdatepicker.JDatePicker;</text:p>
      <text:p text:style-name="P2"/>
      <text:p text:style-name="P2">import javax.sound.sampled.LineUnavailableException;</text:p>
      <text:p text:style-name="P2">import javax.sound.sampled.UnsupportedAudioFileException;</text:p>
      <text:p text:style-name="P2">import javax.swing.*;</text:p>
      <text:p text:style-name="P2">import java.awt.*;</text:p>
      <text:p text:style-name="P2">import java.awt.event.ActionEvent;</text:p>
      <text:p text:style-name="P2">import java.awt.event.ActionListener;</text:p>
      <text:p text:style-name="P2">import java.io.IOException;</text:p>
      <text:p text:style-name="P2"/>
      <text:p text:style-name="P2">import static java.awt.Color.*;</text:p>
      <text:p text:style-name="P2"/>
      <text:p text:style-name="P2">@SuppressWarnings("ALL")</text:p>
      <text:p text:style-name="P2">public class Main implements ActionListener {</text:p>
      <text:p text:style-name="P2"><text:s text:c="4"/>int x=1;</text:p>
      <text:p text:style-name="P2"><text:s text:c="4"/>Color bgColor;</text:p>
      <text:p text:style-name="P2"><text:s text:c="4"/>String[] jlabel=new String[]{"ADMISSION FORM","Department",</text:p>
      <text:p text:style-name="P2"><text:s text:c="33"/>"Program of Study","Student Name",</text:p>
      <text:p text:style-name="P2"><text:s text:c="33"/>"Father Name","Gender","Date of Birth","Religion","Nationality"};</text:p>
      <text:p text:style-name="P2"><text:s text:c="4"/>String[] jtextstorage1=new String[4];</text:p>
      <text:p text:style-name="P2"><text:s text:c="4"/>JFrame jFrame;</text:p>
      <text:p text:style-name="P2"><text:s text:c="4"/>JLabel <text:s/>jLabel[]=new JLabel[9]; int labelNo;</text:p>
      <text:p text:style-name="P2"><text:s text:c="4"/>JTextField jTextField[]=new JTextField[8];</text:p>
      <text:p text:style-name="P2"><text:s text:c="4"/>Container frame;</text:p>
      <text:p text:style-name="P2"><text:s text:c="4"/>String jbutton[]=new String[]{"timer","Change Background","Change TextColor"};</text:p>
      <text:p text:style-name="P2"><text:s text:c="4"/>JButton jButton[]=new JButton[3]; int buttonno;</text:p>
      <text:p text:style-name="P2"><text:s text:c="4"/>Timer timer;</text:p>
      <text:p text:style-name="P2"><text:s text:c="4"/>JMenuBar jMenuBar;</text:p>
      <text:p text:style-name="P2"><text:s text:c="4"/>JMenu jMenu;</text:p>
      <text:p text:style-name="P2"><text:s text:c="4"/>JMenuItem jMenuItem[]=new JMenuItem[2];String[] MenuItem=new String[]{"Change Background","Change TextColor"};</text:p>
      <text:p text:style-name="P2"><text:s text:c="4"/>JRadioButton male,female;</text:p>
      <text:p text:style-name="P2"><text:s text:c="4"/>JDatePicker datePicker;</text:p>
      <text:p text:style-name="P2"><text:s text:c="4"/>Main() throws UnsupportedAudioFileException, LineUnavailableException, IOException {</text:p>
      <text:p text:style-name="P2"><text:s text:c="8"/>jFrame=new JFrame();</text:p>
      <text:p text:style-name="P2"><text:s text:c="8"/>jFrame.setVisible(true);</text:p>
      <text:p text:style-name="P2"><text:s text:c="8"/>jFrame.setDefaultCloseOperation(JFrame.EXIT_ON_CLOSE);</text:p>
      <text:p text:style-name="P2"><text:s text:c="8"/>jFrame.setBounds(700,0,1000,1000);</text:p>
      <text:p text:style-name="P2"><text:s text:c="8"/>jFrame.setTitle("RESULT GENERATOR");</text:p>
      <text:p text:style-name="P2"><text:s text:c="8"/>jFrame.setLayout(null);</text:p>
      <text:p text:style-name="P2"><text:s text:c="8"/>jFrame.setResizable(true);</text:p>
      <text:p text:style-name="P2"/>
      <text:p text:style-name="P2"/>
      <text:p text:style-name="P2"><text:s text:c="8"/>jMenuBar=new JMenuBar();jMenuBar.setBackground(bgColor);</text:p>
      <text:p text:style-name="P2"><text:s text:c="8"/>jMenu=new JMenu("COLOR");</text:p>
      <text:p text:style-name="P2"/>
      <text:p text:style-name="P2"><text:soft-page-break/><text:s text:c="8"/>for (int i=0;i&lt;jMenuItem.length;i++){</text:p>
      <text:p text:style-name="P2"><text:s text:c="23"/>jMenuItem[i]=new JMenuItem(MenuItem[i]);</text:p>
      <text:p text:style-name="P2"><text:s text:c="23"/>jMenuItem[i].addActionListener(this);</text:p>
      <text:p text:style-name="P2"><text:s text:c="23"/>jMenu.add(jMenuItem[i]);</text:p>
      <text:p text:style-name="P2"><text:s text:c="8"/>}</text:p>
      <text:p text:style-name="P2"><text:s text:c="23"/>jMenuBar.add(jMenu);</text:p>
      <text:p text:style-name="P2"/>
      <text:p text:style-name="P2"/>
      <text:p text:style-name="P2"/>
      <text:p text:style-name="P2"><text:s text:c="8"/>frame=jFrame.getContentPane();</text:p>
      <text:p text:style-name="P2"><text:s text:c="8"/>timer=new Timer(200,this);</text:p>
      <text:p text:style-name="P2"/>
      <text:p text:style-name="P2"><text:s text:c="8"/>ImageIcon imageIcon=new ImageIcon("img.png");</text:p>
      <text:p text:style-name="P2"><text:s text:c="8"/>jFrame.setIconImage(imageIcon.getImage());</text:p>
      <text:p text:style-name="P2"/>
      <text:p text:style-name="P2"><text:s text:c="8"/>Font font=new Font("Elephant", Font.PLAIN,16);</text:p>
      <text:p text:style-name="P2"><text:s text:c="8"/>Font fonthead=new Font("impact", Font.PLAIN,35);</text:p>
      <text:p text:style-name="P2"/>
      <text:p text:style-name="P2"><text:s text:c="8"/>jLabel[0]=new JLabel();</text:p>
      <text:p text:style-name="P2"><text:s text:c="8"/>jLabel[0].setText(String.valueOf(jlabel[0]));</text:p>
      <text:p text:style-name="P2"><text:s text:c="8"/>jLabel[0].setBounds(360,0,300,30);</text:p>
      <text:p text:style-name="P2"><text:s text:c="8"/>jLabel[0].setFont(fonthead);</text:p>
      <text:p text:style-name="P2"><text:s text:c="8"/>jLabel[0].setForeground(blue);frame.add(jLabel[0]);</text:p>
      <text:p text:style-name="P2"/>
      <text:p text:style-name="P2"/>
      <text:p text:style-name="P2"><text:s text:c="8"/>for(int i=1,y=70;i&lt;jLabel.length;i=i+2,y=y+50){</text:p>
      <text:p text:style-name="P2"><text:s text:c="12"/>for (int x=20,j=i;j&lt;i+2&amp;&amp;j&lt;jLabel.length;j++,x=460){</text:p>
      <text:p text:style-name="P2"><text:s text:c="25"/>jLabel[j]=new JLabel();</text:p>
      <text:p text:style-name="P2"><text:s text:c="25"/>jLabel[j].setText(String.valueOf(jlabel[j]));</text:p>
      <text:p text:style-name="P2"><text:s text:c="25"/>jLabel[j].setBounds(x,y,130,30);</text:p>
      <text:p text:style-name="P2"><text:s text:c="25"/>jLabel[j].setFont(font);</text:p>
      <text:p text:style-name="P2"><text:s text:c="25"/>jLabel[j].setForeground(black);</text:p>
      <text:p text:style-name="P2"><text:s text:c="25"/>frame.add(jLabel[j]);</text:p>
      <text:p text:style-name="P2"><text:s text:c="12"/>}</text:p>
      <text:p text:style-name="P2"><text:s text:c="8"/>}</text:p>
      <text:p text:style-name="P2"><text:s text:c="8"/>for(int i=0,y=70;i&lt;jTextField.length;i=i+2,y=y+50){</text:p>
      <text:p text:style-name="P2"><text:s text:c="12"/>for (int x=150,j=i;j&lt;i+2&amp;&amp;j&lt;jTextField.length;j++,x=590) {</text:p>
      <text:p text:style-name="P2"><text:s text:c="16"/>if(j!=4&amp;&amp;j!=5){ jTextField[i] = new JTextField();</text:p>
      <text:p text:style-name="P2"><text:s text:c="32"/>jTextField[i].setBounds(x, y, 200, 30);</text:p>
      <text:p text:style-name="P2"><text:s text:c="32"/>jTextField[i].setBackground(white);</text:p>
      <text:p text:style-name="P2"><text:s text:c="32"/>jTextField[i].setForeground(RED);</text:p>
      <text:p text:style-name="P2"><text:s text:c="32"/>jTextField[i].setFont(font);</text:p>
      <text:p text:style-name="P2"><text:s text:c="32"/>frame.add(jTextField[i]);}</text:p>
      <text:p text:style-name="P2"><text:s text:c="12"/>}</text:p>
      <text:p text:style-name="P2"><text:s text:c="8"/>}</text:p>
      <text:p text:style-name="P2"><text:s text:c="8"/>for (int i=0,y=20;i&lt; jButton.length;y=y+30,i++) {</text:p>
      <text:p text:style-name="P2"><text:s text:c="24"/>jButton[i] = new JButton();</text:p>
      <text:p text:style-name="P2"><text:s text:c="24"/>jButton[i].setText(jbutton[i]);</text:p>
      <text:p text:style-name="P2"><text:s text:c="12"/>if (i!=0){ <text:s/>jButton[i].setFont(new Font("Elephant", Font.PLAIN,10));</text:p>
      <text:p text:style-name="P2"><text:soft-page-break/><text:s text:c="24"/>//jButton[i].setBounds(860,y , 130, 20);</text:p>
      <text:p text:style-name="P2"><text:s text:c="24"/>frame.add(jButton[i]);}</text:p>
      <text:p text:style-name="P2"><text:s text:c="24"/>jButton[i].addActionListener(this);</text:p>
      <text:p text:style-name="P2"><text:s text:c="8"/>}</text:p>
      <text:p text:style-name="P2"><text:s text:c="8"/>jButton[0].doClick(1);</text:p>
      <text:p text:style-name="P2"/>
      <text:p text:style-name="P2"><text:s text:c="8"/>male=new JRadioButton("Male");</text:p>
      <text:p text:style-name="P2"><text:s text:c="8"/>male.setBounds(150,170,60,30);</text:p>
      <text:p text:style-name="P2"><text:s text:c="8"/>male.setForeground(black);male.setBackground(yellow);</text:p>
      <text:p text:style-name="P2"/>
      <text:p text:style-name="P2"><text:s text:c="8"/>female=new JRadioButton("Female");</text:p>
      <text:p text:style-name="P2"><text:s text:c="8"/>female.setBounds(220,170,70,30);</text:p>
      <text:p text:style-name="P2"><text:s text:c="8"/>female.setForeground(black);female.setBackground(yellow);</text:p>
      <text:p text:style-name="P2"/>
      <text:p text:style-name="P2"><text:s text:c="8"/>ButtonGroup gender=new ButtonGroup();</text:p>
      <text:p text:style-name="P2"><text:s text:c="8"/>gender.add(male);</text:p>
      <text:p text:style-name="P2"><text:s text:c="8"/>gender.add(female);</text:p>
      <text:p text:style-name="P2"/>
      <text:p text:style-name="P2"/>
      <text:p text:style-name="P2"><text:s text:c="8"/>datePicker = new JDatePicker();</text:p>
      <text:p text:style-name="P2"><text:s text:c="8"/>datePicker.setBounds(590,175,200,30);</text:p>
      <text:p text:style-name="P2"><text:s text:c="8"/>frame.add(datePicker);</text:p>
      <text:p text:style-name="P2"/>
      <text:p text:style-name="P2"><text:s text:c="8"/>frame.add(male);</text:p>
      <text:p text:style-name="P2"><text:s text:c="8"/>frame.add(female);</text:p>
      <text:p text:style-name="P2"><text:s text:c="8"/>frame.setBackground(yellow);</text:p>
      <text:p text:style-name="P2"><text:s text:c="8"/>MyLoginGUI m=new MyLoginGUI();</text:p>
      <text:p text:style-name="P2"><text:s text:c="8"/>jTextField[2].setText(m.getUsername());</text:p>
      <text:p text:style-name="P2"><text:s text:c="8"/>jFrame.setJMenuBar(jMenuBar);</text:p>
      <text:p text:style-name="P2"><text:s text:c="4"/>}</text:p>
      <text:p text:style-name="P2"><text:s text:c="4"/>public static void main(String[] args) throws UnsupportedLookAndFeelException, ClassNotFoundException, InstantiationException, IllegalAccessException {</text:p>
      <text:p text:style-name="P2"><text:s text:c="8"/>SwingUtilities.invokeLater(new Runnable() {</text:p>
      <text:p text:style-name="P2"><text:s text:c="12"/>@Override</text:p>
      <text:p text:style-name="P2"/>
      <text:p text:style-name="P2"><text:s text:c="12"/>public void run() {</text:p>
      <text:p text:style-name="P2"><text:s text:c="16"/>try {</text:p>
      <text:p text:style-name="P2"><text:s text:c="20"/>new Main();</text:p>
      <text:p text:style-name="P2"><text:s text:c="16"/>} catch (UnsupportedAudioFileException e) {</text:p>
      <text:p text:style-name="P2"><text:s text:c="20"/>throw new RuntimeException(e);</text:p>
      <text:p text:style-name="P2"><text:s text:c="16"/>} catch (LineUnavailableException e) {</text:p>
      <text:p text:style-name="P2"><text:s text:c="20"/>throw new RuntimeException(e);</text:p>
      <text:p text:style-name="P2"><text:s text:c="16"/>} catch (IOException e) {</text:p>
      <text:p text:style-name="P2"><text:s text:c="20"/>throw new RuntimeException(e);</text:p>
      <text:p text:style-name="P2"><text:s text:c="16"/>}</text:p>
      <text:p text:style-name="P2"><text:s text:c="12"/>}</text:p>
      <text:p text:style-name="P2"/>
      <text:p text:style-name="P2"><text:s text:c="8"/>});</text:p>
      <text:p text:style-name="P2"><text:s text:c="4"/>}</text:p>
      <text:p text:style-name="P2"><text:soft-page-break/><text:s text:c="4"/>@Override</text:p>
      <text:p text:style-name="P2"><text:s text:c="4"/>public void actionPerformed(ActionEvent e) {</text:p>
      <text:p text:style-name="P2"><text:s text:c="8"/>bgColor=new Color((int)(Math.random()*256),(int) (Math.random()*256),(int)(Math.random()*256));</text:p>
      <text:p text:style-name="P2"><text:s text:c="8"/>jButton[1].setBackground(bgColor);</text:p>
      <text:p text:style-name="P2"><text:s text:c="8"/>jButton[2].setBackground(bgColor);</text:p>
      <text:p text:style-name="P2"><text:s text:c="8"/>jMenu.setForeground(bgColor);</text:p>
      <text:p text:style-name="P2"><text:s text:c="8"/>jMenuItem[0].setBackground(bgColor);</text:p>
      <text:p text:style-name="P2"><text:s text:c="8"/>jMenuItem[1].setForeground(bgColor);</text:p>
      <text:p text:style-name="P2"><text:s text:c="8"/>timer.start();</text:p>
      <text:p text:style-name="P2"><text:s text:c="8"/>if (e.getSource()==jMenuItem[0])</text:p>
      <text:p text:style-name="P2"><text:s text:c="8"/>{</text:p>
      <text:p text:style-name="P2"><text:s text:c="12"/>Color color=JColorChooser.showDialog(null,"SELECT BACKGROUND COLOR", black);</text:p>
      <text:p text:style-name="P2"><text:s text:c="12"/>frame.setBackground(color);</text:p>
      <text:p text:style-name="P2"><text:s text:c="12"/>male.setBackground(color);female.setBackground(color);</text:p>
      <text:p text:style-name="P2"><text:s text:c="8"/>}</text:p>
      <text:p text:style-name="P2"><text:s text:c="8"/>if (e.getSource()==jMenuItem[1]){</text:p>
      <text:p text:style-name="P2"><text:s text:c="12"/>Color color=JColorChooser.showDialog(null,"SELECT TEXT COLOR", black);</text:p>
      <text:p text:style-name="P2"><text:s text:c="12"/>male.setForeground(color);female.setForeground(color);</text:p>
      <text:p text:style-name="P2"><text:s text:c="12"/>for (int i=0;i&lt;jLabel.length;i++){</text:p>
      <text:p text:style-name="P2"><text:s text:c="16"/>jLabel[i].setForeground(color);}</text:p>
      <text:p text:style-name="P2"><text:s text:c="8"/>}</text:p>
      <text:p text:style-name="P2"><text:s text:c="4"/>}</text:p>
      <text:p text:style-name="P2"/>
      <text:p text:style-name="P2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5T03:26:04.207000000</dc:date>
    <meta:editing-duration>PT25S</meta:editing-duration>
    <meta:editing-cycles>1</meta:editing-cycles>
    <meta:document-statistic meta:table-count="0" meta:image-count="0" meta:object-count="0" meta:page-count="4" meta:paragraph-count="144" meta:word-count="312" meta:character-count="6174" meta:non-whitespace-character-count="4473"/>
    <meta:generator>LibreOffice/7.4.4.2$Windows_X86_64 LibreOffice_project/85569322deea74ec9134968a29af2df5663baa21</meta:generator>
  </office:meta>
</office:document-meta>
</file>